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5">15.04.2017</text:date>, <text:time>15:52:0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5T15:52:07.01</dc:date>
    <meta:editing-duration>P137DT8H41M4S</meta:editing-duration>
    <meta:editing-cycles>358</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Name,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_swap(Optional ByVal f, Optional x, Optional y)
	Static oFn As Object : If isNull(oFn) Then : Set oFn = Fn.swap : End If
	Dim result As Variant
	If isMissing(f) Then
		result = oFn
	Else
		f = asFn(f, "swap: invalid 1st arg")	' make sure it's a function
		If isMissing(x) Then
			result = apply1(oFn, f)
		Else
			If isMissing(y) Then
				result = apply1(apply1(oFn, f), x)
			Else
				result = apply(f, y, x)
			End If
		End If
	End If
	_swap = result
End Function

Function swap(Optional f, Optional x, Optional y)
	swap = _apply(Fn.swap, f, x, y)
End Function

' B = \f g x.f (g x)
'   :: (b -&gt; c) -&gt; (a -&gt; b) -&gt; a -&gt; c  =  (b -&gt; c) -&gt; (a -&gt; b) -&gt; (a -&gt; c)
Function _compose(Optional ByVal f, Optional ByVal g, Optional x)
	Static oFn As Object : If isNull(oFn) Then : Set oFn = Fn.compose : End If
	Dim result As Variant
	If isMissing(f) Then
		result = oFn
	Else
		f = asFn(f, "compose: invalid 1st arg")	' make sure it's a function
		If isMissing(g) Then
			result = apply1(oFn, f)
		Else
			g = asFn(g, "compose: invalid 2nd arg")
			If isMissing(x) Then
				result = apply1(apply1(oFn, f), g)
			Else
				result = apply1(f, apply1(g, x))
			End If
		End If
	End If
	_compose = result
End Function

Function compose(Optional ByVal f, Optional ByVal g, Optional x)
	compose = _apply(Fn.compose, f, g, x)
End Function

'\c t e x.if (c x) then (t x) else (e x)
'   :: (a -&gt; Bool) -&gt; (a -&gt; b) -&gt; (a -&gt; b) -&gt; a -&gt; b
Function _ite(Optional ByVal cond As Variant, Optional ByVal thn As Variant, Optional ByVal els As Variant, Optional ByVal x As Variant)
	Static oFn As Object : If isNull(oFn) Then : Set oFn = lookupFn("ite") : End If
	Dim result As Variant
	If isMissing(cond) Then
		result = oFn
	Else
		cond = asFn(cond, "ite: invalid 1st arg")
		If isMissing(thn) Then
			result = apply(oFn, cond)
		Else
			thn = asFn(thn, "ite: invalid 2nd arg")
			If isMissing(els) Then
				result = apply(oFn, cond, thn)
			Else
				els = asFn(els, "ite: invalid 3rd arg")
				If isMissing(x) Then
					result = apply(oFn, cond, thn, els)
				Else
					If apply(cond, x) Then
						result = apply(thn, x)
					Else
						result = apply(els, x)
					End If
				End If
			End If
		End If
	End If
	ite = result
End Function

Function ite(Optional cond, Optional thn, Optional els, Optional x)
	ite = _apply(Fn.ite, cond, thn, els, x)
End Function

Function concat(a As String, b As String) As String
	concat = a &amp; b
End Function

Function startsWith(s As String, prefix As String) 
	startsWith = ((Len(prefix) &lt;= Len(s)) And (Mid(s, 1, Len(prefix)) = prefix))
End Function

Function _add(Optional a As Long, Optional b As Long)
	Static oFn As Object : If isNull(oFn) Then : Set oFn = Fn.add : End If
	Dim result As Variant
	If isMissing(a) Then
		result = oFn
	Else
		If isMissing(b) Then
			result = apply1(oFn, a)
		Else
			result = CLng(a + b)
		End If
	End If
	add = result
End Function

Function add(Optional a As Long, Optional b As Long)
	add = _apply(Fn.add, a, b)
End Function

Function mul(Optional a As Long, Optional b As Long)
	Static oFn As Object : If isNull(oFn) Then : Set oFn = Fn.mul : End If
	Dim result As Variant
	If isMissing(a) Then
		result = oFn
	Else
		If isMissing(b) Then
			result = apply1(oFn, a)
		Else
			result = CLng(a * b)
		End If
	End If
	mul = result
End Function

Function _inRange(lo As Long, hi As Long, x As Long) As Boolean
	_inRange = (lo &lt;= x) And (x &lt;= hi)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result = ty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Equal(compose("id", id, 42), 42).x
	assertEqual(compose("id", "id", 4711), 4711).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As Variant, Optional xs As TList)
	If isMissing(xs) Then : cons = _apply(Fn.cons, x) : Else
		Dim result As New TList
		result.tyname = xs.tyname
		result.head = x
		result.tail = xs
		result.len = xs.len + 1
		cons = result
	End If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length()
	assertEqual(length(					nil), 	0).x
	assertEqual(length(			cons(0, nil)), 	1).x
	assertEqual(length(cons(0, 	cons(0, nil))), 2).x

	assertEqual(isFn(Fn.length), 	True).x
	assertEqual(isFn(length), 		True).x
	assertEqual(arity(length), 		   1).x
	
	assertEqual(apply(length,						nil), 	0).x
	assertEqual(apply(length,				cons(0, nil)), 	1).x
	assertEqual(apply(length,	cons(0, 	cons(0, nil))), 2).x
End Function

Function test_List_fnApp()
	assertEqual(arityF("TList_toString"), 1).x
	assertEqual(arity(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which		As Variant
	arity 		As Integer
	partialArgs As Variant
End Type

Type TFnObjs
	id 		As Object
	fstArg 	As Object
	sndArg 	As Object
	swap 	As Object
	compose As Object
	ite		As Object
	asc		As Object
	chr		As Object
	add		As Object
	readHex As Object
	mul		As Object
	equ		As Object
	inRange	As Object
	
	isNil	As Object
	cons	As Object
	length	As Object
	car		As Object
	cdr		As Object
	
	mkParser As Object
End Type


Sub Main
	test_Fn()
End Sub

Function newFn(name As String, arity As Integer)
	Dim result As New TFn
	result.which = name
	result.arity = arity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readHex	= lookupFn("readHex")
		result.equ		= lookupFn("equ")
		result.inRange	= lookupFn("inRange")

		result.isNil	= lookupFn("isNil")
		result.cons		= lookupFn("cons")
		result.length	= lookupFn("length")
		result.car 		= lookupFn("car")
		result.cdr 		= lookupFn("cdr")

		result.mkParser	= lookupFn("mkParser")
	End If
	Fn = result
End Function

Function mkPartialApp(fn As Object, arg As Variant)
	Dim result As New TFn
	If isPartialApp(fn) Then
		result.which = fn.which
		result.partialArgs = cons(arg, partialArgs(fn))
	Else
		result.which = fn
		result.partialArgs = cons(arg, nil)
	End If
	result.arity = arity(fn) - 1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End If
		Else
			result = "(" &amp; n &amp; "_" &amp; r
			While Not(isNil(t))
				h = car(t)
				t = cdr(t)
				If (isFn(h)) Then
					result = result &amp; " " &amp; TFn_toString(h)
				Else
					result = result &amp; " " &amp; toString(h)
				End If
			Wend
			result = result &amp; ")"
		End If
	Else
		n = car(f)
		result = n &amp; "_" &amp; r
	End If
	TFn_toString = result
End Function

Function fnObjs()
	Static result As Object
	If IsNull(result) Then
		result = toList(Array(_
			newFn("isString",		1), _
			newFn("toString",		1), _
			newFn("id",				1), _
			newFn("fstArg",			2), _
			newFn("sndArg",			2), _
			newFn("swap",			3), _
			newFn("compose",			3), _
			newFn("ite",				4), _
			newFn("add",				2), _
			newFn("mul",				2), _
			newFn("inRange",			3), _
			newFn("equ",				2), _
			newFn("concat",			2), _
			newFn("asc",				1), _
			newFn("chr",				1), _
			newFn("readHex",			1),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_
			newFn("reverse",		1), _
			_
			newFn("mkParser",		2)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On Local Error Goto isFn_returnsFalse
		fn.which
		fn.arity
		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lt; 1 Then
		croak("apply1: cannot apply " &amp; chr(13) &amp; "  " &amp; toString(fn) &amp; chr(13) &amp; "arity=" &amp; r)
	ElseIf r = 1 Then
		result = applyLast(fn, arg)
	Else
		result = mkPartialApp(fn, arg)
	End If
	apply1 = result
End Function

Function applyLast(fn As Object, arg As Variant)
	Dim result As Variant
	Dim reverseArgs As Object
	If isPartialApp(fn) Then
		reverseArgs = partialArgs(fn)
		fn = fn.which
	Else
		reverseArgs = nil
	End If
	Select Case getFnName(fn)
		Case "id": 		result = arg
		Case "fstArg":	result = car(reverseArgs)
		Case "sndArg":	result = arg
		Case "swap":	result = apply1( apply1(cadr(reverseArgs), arg), car(reverseArgs) )
		Case "compose":	result = apply1( cadr(reverseArgs), apply1(car(reverseArgs), arg) )
		Case "ite"
			'cond = caddr(reverseArgs)
			'thn = cadr(reverseArgs)
			'els = car(reverseArgs)
			If applyLast(caddr(reverseArgs), arg) Then
				result = apply1(cadr(reverseArgs), arg)
			Else
				result = apply1(car(reverseArgs), arg)
			End if
		Case "asc":		result = Asc(arg)
		Case "add":		result = CLng(car(reverseArgs) + arg)
		Case "inRange":	result = CBool( (cadr(reverseArgs) &lt;= arg) And (arg &lt;= car(reverseArgs)) )
		Case Else
			reverseArgs = cons(arg, reverseArgs)
			result = applyBuiltinRev(fn, reverseArgs)
	End Select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id":				result = id(			a(0)				)
		Case "fstArg":			result = fstArg(		a(0), a(1)			)
		Case "sndArg":			result = sndArg(		a(0), a(1)			)
		Case "swap":			result = swap(			a(0), a(1), a(2)	)
		Case "compose":			result = compose(		a(0), a(1), a(2)	)
		Case "ite":				result = ite(			a(0), a(1), a(2), a(3)	)
		Case "add":				result = add(			a(0), a(1)			)
		Case "mul":				result = mul(			a(0), a(1)			)
		Case "inRange":			
			result = _inRange(		a(0), a(1), a(2)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length"
			result = length(			a(0)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mkParser":		result = mkParser(		a(0), a(1)			)
		Case Else
			croak("applyBuiltinRev: unknown function '" &amp; car(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fn = asFn(fn, "apply: invalid 1st arg")
	If isMissing(a1) Then
		apply = apply1(fn, a0)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assertEqual(lookupFn("non-existent"), Empt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assertEqual(apply("equ", 1, 2), False).x
	assertEqual(apply("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Set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asc")) : End If
	pNextAsc = result
End Function

' succeeds on strings with the given prefix t by returning t,
' and advancing pos by the length of t
Function pStr(t As String)
	If (Len(t) = 0) Then
		croak("pStr: cannot match 'exactly' the empty string t=''")
	Else
		pStr = mkParser("str", t)
	End If
End Function

'Function pSat(ByVal predicate As Variant)
'	pBind(pItem, apply1("ite", compose(predicate, "asc"), pReturn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xit Function
	
'	Dim singletonList As Object
'	Set singletonList = swap("cons", nil)
'	pZeroOrOne = pChoice( pSeq(Array(p), singletonList), pReturn(nil))
'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asc") _
		)

	End If
	pHexDigit = result
End Function

Function pHexNum()
	Static result As Object
	If isNull(result) Then
		'foldl1 compose(plus, mul 16)
		Set result = pSeq(Array(pMany1(pHexDigit)), apply("foldl1", compose(add, mul(16))))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test_Parser()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item()
	test_Parser_nextAsc()
	test_Parser_str()
	test_Parser_choice()
	test_Parser_zeroOrOne()
' 0.4 sec for 273 ~&gt; 682.5 aPerSec
	test_Parser_white()
	test_Parser_binDigit()
' 0.6 sec for 322 ~&gt; 536.7 aPerSec
	test_Parser_decDigit()
' 0.8 sec for 359 ~&gt; 448.8 aPerSec
	test_Parser_hexDigit()
' 1.1 sec for 408 ~&gt; 370.9 aPerSec
	test_Parser_manyRev()
	test_Parser_many()
' 2.2 sec for 540 ~&gt; 245.5 aPerSec
	test_Parser_many1Rev()
	test_Parser_many1()
' 2.9 sec for 632 ~&gt; 217.9 aPerSec
	test_Parser_seq()
' 3.4 sec for 702 ~&gt; 206.5 aPerSec
	test_Parser_hexNum()
Goto end_of_Parser_tests
' 4.3 sec for 781 ~&gt; 181.6 aPerSec
	test_Parser_hexLit()
' 5.3 sec for 883 ~&gt; 166.6 aPerSec

end_of_Parser_tests:	
	aCount = assertionCount - aCount
	tm = CLng(10 * (GetSystemTicks() - tm) / ticksPerSec) / 10
	aPerSec =  CLng(10 * aCount / tm) / 10
	MsgBox(tm &amp; " sec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